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3pt"/>
    </style:style>
    <style:style style:name="co3" style:family="table-column">
      <style:table-column-properties fo:break-before="auto" style:column-width="31.75pt"/>
    </style:style>
    <style:style style:name="co4" style:family="table-column">
      <style:table-column-properties fo:break-before="auto" style:column-width="26.31pt"/>
    </style:style>
    <style:style style:name="co6" style:family="table-column">
      <style:table-column-properties fo:break-before="auto" style:column-width="29.06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5.41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46.29pt"/>
    </style:style>
    <style:style style:name="co11" style:family="table-column">
      <style:table-column-properties fo:break-before="auto" style:column-width="26.19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7.81pt"/>
    </style:style>
    <style:style style:name="co15" style:family="table-column">
      <style:table-column-properties fo:break-before="auto" style:column-width="58.65pt"/>
    </style:style>
    <style:style style:name="co16" style:family="table-column">
      <style:table-column-properties fo:break-before="auto" style:column-width="65.59pt"/>
    </style:style>
    <style:style style:name="co17" style:family="table-column">
      <style:table-column-properties fo:break-before="auto" style:column-width="43.99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23.16pt"/>
    </style:style>
    <style:style style:name="co20" style:family="table-column">
      <style:table-column-properties fo:break-before="auto" style:column-width="37.05pt"/>
    </style:style>
    <style:style style:name="ro6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9.11pt" fo:break-before="auto" style:use-optimal-row-height="false"/>
    </style:style>
    <style:style style:name="ro3" style:family="table-row">
      <style:table-row-properties style:row-height="47.59pt" fo:break-before="auto" style:use-optimal-row-height="false"/>
    </style:style>
    <style:style style:name="ro4" style:family="table-row">
      <style:table-row-properties style:row-height="38.04pt" fo:break-before="auto" style:use-optimal-row-height="false"/>
    </style:style>
    <style:style style:name="ro5" style:family="table-row">
      <style:table-row-properties style:row-height="33.7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22.45pt" fo:break-before="auto" style:use-optimal-row-height="false"/>
    </style:style>
    <style:style style:name="ro9" style:family="table-row">
      <style:table-row-properties style:row-height="6.41pt" fo:break-before="auto" style:use-optimal-row-height="false"/>
    </style:style>
    <style:style style:name="ro10" style:family="table-row">
      <style:table-row-properties style:row-height="14.29pt" fo:break-before="auto" style:use-optimal-row-height="false"/>
    </style:style>
    <style:style style:name="ro11" style:family="table-row">
      <style:table-row-properties style:row-height="28.6pt" fo:break-before="auto" style:use-optimal-row-height="false"/>
    </style:style>
    <style:style style:name="ro12" style:family="table-row">
      <style:table-row-properties style:row-height="21.86pt" fo:break-before="auto" style:use-optimal-row-height="false"/>
    </style:style>
    <style:style style:name="ro13" style:family="table-row">
      <style:table-row-properties style:row-height="5.36pt" fo:break-before="auto" style:use-optimal-row-height="false"/>
    </style:style>
    <style:style style:name="ro14" style:family="table-row">
      <style:table-row-properties style:row-height="10.6pt" fo:break-before="auto" style:use-optimal-row-height="false"/>
    </style:style>
    <style:style style:name="ro15" style:family="table-row">
      <style:table-row-properties style:row-height="6.86pt" fo:break-before="auto" style:use-optimal-row-height="false"/>
    </style:style>
    <style:style style:name="ro16" style:family="table-row">
      <style:table-row-properties style:row-height="7.46pt" fo:break-before="auto" style:use-optimal-row-height="false"/>
    </style:style>
    <style:style style:name="ro17" style:family="table-row">
      <style:table-row-properties style:row-height="28.69pt" fo:break-before="auto" style:use-optimal-row-height="false"/>
    </style:style>
    <style:style style:name="ro1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8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6pt" style:language-asian="zh" style:country-asian="CN" style:font-style-asian="normal" style:font-weight-asian="normal" style:font-name-complex="FreeSans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erif" fo:font-size="9pt" style:font-size-asian="9pt" style:font-size-complex="9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20.01pt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erif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25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 fo:font-size="9pt" style:font-size-asian="9pt" style:font-size-complex="9pt"/>
    </style:style>
    <style:style style:name="ce26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 fo:border="none"/>
      <style:text-properties style:font-name="Liberation Serif" fo:font-size="9pt" style:font-size-asian="9pt" style:font-size-complex="9pt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none"/>
      <style:text-properties style:font-name="Liberation Serif"/>
    </style:style>
    <style:style style:name="ce3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10.01pt"/>
      <style:text-properties style:font-name="Liberation Serif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name-asian="Noto Sans CJK SC Regular" style:font-size-asian="9pt" style:font-name-complex="FreeSans" style:font-size-complex="9pt"/>
    </style:style>
    <style:style style:name="ce41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erif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erif" fo:font-size="9pt" style:font-size-asian="9pt" style:font-size-complex="9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erif" fo:font-size="9pt" style:font-size-asian="9pt" style:font-size-complex="9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Liberation Serif" fo:font-size="9pt" style:font-size-asian="9pt" style:font-size-complex="9pt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iberation Serif" fo:font-size="9pt" style:font-size-asian="9pt" style:font-size-complex="9pt"/>
    </style:style>
    <style:style style:name="ce58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Liberation Serif" fo:font-size="9pt" style:font-size-asian="9pt" style:font-size-complex="9pt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64" style:family="table-cell" style:parent-style-name="Default">
      <style:table-cell-properties fo:background-color="transparent" fo:border="none"/>
      <style:text-properties style:font-name="Liberation Serif"/>
    </style:style>
    <style:style style:name="ce65" style:family="table-cell" style:parent-style-name="Default">
      <style:table-cell-properties fo:background-color="transparent" fo:border="none"/>
      <style:text-properties style:font-name="Liberation Serif" fo:font-size="8pt" style:font-size-asian="8pt" style:font-size-complex="8pt"/>
    </style:style>
    <style:style style:name="ce66" style:family="table-cell" style:parent-style-name="Default">
      <style:table-cell-properties fo:background-color="transparent"/>
      <style:text-properties style:font-name="Liberation Serif"/>
    </style:style>
    <style:style style:name="ce67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/>
    </style:style>
    <style:style style:name="ce70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 fo:font-size="8pt" style:font-size-asian="8pt" style:font-size-complex="8pt"/>
    </style:style>
    <style:style style:name="ce71" style:family="table-cell" style:parent-style-name="Default">
      <style:table-cell-properties fo:border-bottom="none" fo:background-color="transparent" fo:border-left="0.74pt dotted #999999" fo:border-right="none" fo:border-top="0.06pt dotted #999999"/>
      <style:text-properties style:font-name="Liberation Serif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rmazioni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7" table:default-cell-style-name="Default"/>
        <table:table-column table:style-name="co6" table:default-cell-style-name="Default"/>
        <table:table-row table:style-name="ro2">
          <table:table-cell table:number-columns-repeated="21"/>
        </table:table-row>
        <table:table-row table:style-name="ro3">
          <table:table-cell/>
          <table:table-cell table:style-name="ce2" table:formula="of:=CONCATENATE(&quot;Formazioni per &quot;;[Stampe.Y2];&quot; Giocatori&quot;)" office:value-type="string" office:string-value="Formazioni per 23 Giocatori" calcext:value-type="string" table:number-columns-spanned="18" table:number-rows-spanned="1">
            <text:p>Formazioni per 23 Giocatori</text:p>
          </table:table-cell>
          <table:covered-table-cell table:number-columns-repeated="5"/>
          <table:covered-table-cell table:style-name="ce12"/>
          <table:covered-table-cell table:number-columns-repeated="11"/>
          <table:table-cell table:number-columns-repeated="2"/>
        </table:table-row>
        <table:table-row table:style-name="ro2">
          <table:table-cell table:number-columns-repeated="21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TAVOLO</text:p>
          </table:table-cell>
          <table:covered-table-cell table:style-name="ce5"/>
          <table:table-cell table:style-name="ce3" office:value-type="string" calcext:value-type="string" table:number-columns-spanned="4" table:number-rows-spanned="1">
            <text:p>Partita I</text:p>
          </table:table-cell>
          <table:covered-table-cell table:number-columns-repeated="2" table:style-name="ce8"/>
          <table:covered-table-cell table:style-name="ce10"/>
          <table:table-cell table:style-name="ce3" office:value-type="string" calcext:value-type="string" table:number-columns-spanned="4" table:number-rows-spanned="1">
            <text:p>Partita II</text:p>
          </table:table-cell>
          <table:covered-table-cell table:number-columns-repeated="3" table:style-name="ce13"/>
          <table:table-cell table:style-name="ce3" office:value-type="string" calcext:value-type="string" table:number-columns-spanned="4" table:number-rows-spanned="1">
            <text:p>Partita III</text:p>
          </table:table-cell>
          <table:covered-table-cell table:number-columns-repeated="3" table:style-name="ce13"/>
          <table:table-cell table:style-name="ce3" office:value-type="string" calcext:value-type="string" table:number-columns-spanned="4" table:number-rows-spanned="1">
            <text:p>Partita IV</text:p>
          </table:table-cell>
          <table:covered-table-cell table:number-columns-repeated="3" table:style-name="ce13"/>
          <table:table-cell table:number-columns-repeated="2"/>
        </table:table-row>
        <table:table-row table:style-name="ro5">
          <table: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7" table:formula="of:=INDIRECT(CONCATENATE([Stampe.$Y$2];&quot;.&quot;;&quot;E&quot;;([Stampe.$Y$2]+4+[.$B5])))" office:value-type="float" office:value="-1" calcext:value-type="float">
            <text:p>-1</text:p>
          </table:table-cell>
          <table:table-cell table:style-name="ce9" table:formula="of:=INDIRECT(CONCATENATE([Stampe.$Y$2];&quot;.&quot;;&quot;F&quot;;([Stampe.$Y$2]+4+[.$B5])))" office:value-type="float" office:value="21" calcext:value-type="float">
            <text:p>21</text:p>
          </table:table-cell>
          <table:table-cell table:style-name="ce9" table:formula="of:=INDIRECT(CONCATENATE([Stampe.$Y$2];&quot;.&quot;;&quot;G&quot;;([Stampe.$Y$2]+4+[.$B5])))" office:value-type="float" office:value="12" calcext:value-type="float">
            <text:p>12</text:p>
          </table:table-cell>
          <table:table-cell table:style-name="ce11" table:formula="of:=INDIRECT(CONCATENATE([Stampe.$Y$2];&quot;.&quot;;&quot;H&quot;;([Stampe.$Y$2]+4+[.$B5])))" office:value-type="float" office:value="8" calcext:value-type="float">
            <text:p>8</text:p>
          </table:table-cell>
          <table:table-cell table:style-name="ce7" table:formula="of:=INDIRECT(CONCATENATE([Stampe.$Y$2];&quot;.&quot;;&quot;K&quot;;([Stampe.$Y$2]+4+[.$B5])))" office:value-type="float" office:value="21" calcext:value-type="float">
            <text:p>21</text:p>
          </table:table-cell>
          <table:table-cell table:style-name="ce9" table:formula="of:=INDIRECT(CONCATENATE([Stampe.$Y$2];&quot;.&quot;;&quot;L&quot;;([Stampe.$Y$2]+4+[.$B5])))" office:value-type="float" office:value="17" calcext:value-type="float">
            <text:p>17</text:p>
          </table:table-cell>
          <table:table-cell table:style-name="ce9" table:formula="of:=INDIRECT(CONCATENATE([Stampe.$Y$2];&quot;.&quot;;&quot;M&quot;;([Stampe.$Y$2]+4+[.$B5])))" office:value-type="float" office:value="10" calcext:value-type="float">
            <text:p>10</text:p>
          </table:table-cell>
          <table:table-cell table:style-name="ce11" table:formula="of:=INDIRECT(CONCATENATE([Stampe.$Y$2];&quot;.&quot;;&quot;N&quot;;([Stampe.$Y$2]+4+[.$B5])))" office:value-type="float" office:value="5" calcext:value-type="float">
            <text:p>5</text:p>
          </table:table-cell>
          <table:table-cell table:style-name="ce7" table:formula="of:=INDIRECT(CONCATENATE([Stampe.$Y$2];&quot;.&quot;;&quot;Q&quot;;([Stampe.$Y$2]+4+[.$B5])))" office:value-type="float" office:value="7" calcext:value-type="float">
            <text:p>7</text:p>
          </table:table-cell>
          <table:table-cell table:style-name="ce9" table:formula="of:=INDIRECT(CONCATENATE([Stampe.$Y$2];&quot;.&quot;;&quot;R&quot;;([Stampe.$Y$2]+4+[.$B5])))" office:value-type="float" office:value="8" calcext:value-type="float">
            <text:p>8</text:p>
          </table:table-cell>
          <table:table-cell table:style-name="ce9" table:formula="of:=INDIRECT(CONCATENATE([Stampe.$Y$2];&quot;.&quot;;&quot;S&quot;;([Stampe.$Y$2]+4+[.$B5])))" office:value-type="float" office:value="10" calcext:value-type="float">
            <text:p>10</text:p>
          </table:table-cell>
          <table:table-cell table:style-name="ce11" table:formula="of:=INDIRECT(CONCATENATE([Stampe.$Y$2];&quot;.&quot;;&quot;T&quot;;([Stampe.$Y$2]+4+[.$B5])))" office:value-type="float" office:value="11" calcext:value-type="float">
            <text:p>11</text:p>
          </table:table-cell>
          <table:table-cell table:style-name="ce9" table:formula="of:=INDIRECT(CONCATENATE([Stampe.$Y$2];&quot;.&quot;;&quot;W&quot;;([Stampe.$Y$2]+4+[.$B5])))" office:value-type="float" office:value="13" calcext:value-type="float">
            <text:p>13</text:p>
          </table:table-cell>
          <table:table-cell table:style-name="ce9" table:formula="of:=INDIRECT(CONCATENATE([Stampe.$Y$2];&quot;.&quot;;&quot;X&quot;;([Stampe.$Y$2]+4+[.$B5])))" office:value-type="float" office:value="17" calcext:value-type="float">
            <text:p>17</text:p>
          </table:table-cell>
          <table:table-cell table:style-name="ce9" table:formula="of:=INDIRECT(CONCATENATE([Stampe.$Y$2];&quot;.&quot;;&quot;Y&quot;;([Stampe.$Y$2]+4+[.$B5])))" office:value-type="float" office:value="3" calcext:value-type="float">
            <text:p>3</text:p>
          </table:table-cell>
          <table:table-cell table:style-name="ce11" table:formula="of:=INDIRECT(CONCATENATE([Stampe.$Y$2];&quot;.&quot;;&quot;Z&quot;;([Stampe.$Y$2]+4+[.$B5]))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5]+1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7" table:formula="of:=INDIRECT(CONCATENATE([Stampe.$Y$2];&quot;.&quot;;&quot;E&quot;;([Stampe.$Y$2]+4+[.$B6])))" office:value-type="float" office:value="18" calcext:value-type="float">
            <text:p>18</text:p>
          </table:table-cell>
          <table:table-cell table:style-name="ce9" table:formula="of:=INDIRECT(CONCATENATE([Stampe.$Y$2];&quot;.&quot;;&quot;F&quot;;([Stampe.$Y$2]+4+[.$B6])))" office:value-type="float" office:value="7" calcext:value-type="float">
            <text:p>7</text:p>
          </table:table-cell>
          <table:table-cell table:style-name="ce9" table:formula="of:=INDIRECT(CONCATENATE([Stampe.$Y$2];&quot;.&quot;;&quot;G&quot;;([Stampe.$Y$2]+4+[.$B6])))" office:value-type="float" office:value="14" calcext:value-type="float">
            <text:p>14</text:p>
          </table:table-cell>
          <table:table-cell table:style-name="ce11" table:formula="of:=INDIRECT(CONCATENATE([Stampe.$Y$2];&quot;.&quot;;&quot;H&quot;;([Stampe.$Y$2]+4+[.$B6])))" office:value-type="float" office:value="22" calcext:value-type="float">
            <text:p>22</text:p>
          </table:table-cell>
          <table:table-cell table:style-name="ce7" table:formula="of:=INDIRECT(CONCATENATE([Stampe.$Y$2];&quot;.&quot;;&quot;K&quot;;([Stampe.$Y$2]+4+[.$B6])))" office:value-type="float" office:value="16" calcext:value-type="float">
            <text:p>16</text:p>
          </table:table-cell>
          <table:table-cell table:style-name="ce9" table:formula="of:=INDIRECT(CONCATENATE([Stampe.$Y$2];&quot;.&quot;;&quot;L&quot;;([Stampe.$Y$2]+4+[.$B6])))" office:value-type="float" office:value="4" calcext:value-type="float">
            <text:p>4</text:p>
          </table:table-cell>
          <table:table-cell table:style-name="ce9" table:formula="of:=INDIRECT(CONCATENATE([Stampe.$Y$2];&quot;.&quot;;&quot;M&quot;;([Stampe.$Y$2]+4+[.$B6])))" office:value-type="float" office:value="13" calcext:value-type="float">
            <text:p>13</text:p>
          </table:table-cell>
          <table:table-cell table:style-name="ce11" table:formula="of:=INDIRECT(CONCATENATE([Stampe.$Y$2];&quot;.&quot;;&quot;N&quot;;([Stampe.$Y$2]+4+[.$B6])))" office:value-type="float" office:value="18" calcext:value-type="float">
            <text:p>18</text:p>
          </table:table-cell>
          <table:table-cell table:style-name="ce7" table:formula="of:=INDIRECT(CONCATENATE([Stampe.$Y$2];&quot;.&quot;;&quot;Q&quot;;([Stampe.$Y$2]+4+[.$B6])))" office:value-type="float" office:value="19" calcext:value-type="float">
            <text:p>19</text:p>
          </table:table-cell>
          <table:table-cell table:style-name="ce9" table:formula="of:=INDIRECT(CONCATENATE([Stampe.$Y$2];&quot;.&quot;;&quot;R&quot;;([Stampe.$Y$2]+4+[.$B6])))" office:value-type="float" office:value="15" calcext:value-type="float">
            <text:p>15</text:p>
          </table:table-cell>
          <table:table-cell table:style-name="ce9" table:formula="of:=INDIRECT(CONCATENATE([Stampe.$Y$2];&quot;.&quot;;&quot;S&quot;;([Stampe.$Y$2]+4+[.$B6])))" office:value-type="float" office:value="22" calcext:value-type="float">
            <text:p>22</text:p>
          </table:table-cell>
          <table:table-cell table:style-name="ce11" table:formula="of:=INDIRECT(CONCATENATE([Stampe.$Y$2];&quot;.&quot;;&quot;T&quot;;([Stampe.$Y$2]+4+[.$B6])))" office:value-type="float" office:value="17" calcext:value-type="float">
            <text:p>17</text:p>
          </table:table-cell>
          <table:table-cell table:style-name="ce9" table:formula="of:=INDIRECT(CONCATENATE([Stampe.$Y$2];&quot;.&quot;;&quot;W&quot;;([Stampe.$Y$2]+4+[.$B6])))" office:value-type="float" office:value="18" calcext:value-type="float">
            <text:p>18</text:p>
          </table:table-cell>
          <table:table-cell table:style-name="ce9" table:formula="of:=INDIRECT(CONCATENATE([Stampe.$Y$2];&quot;.&quot;;&quot;X&quot;;([Stampe.$Y$2]+4+[.$B6])))" office:value-type="float" office:value="11" calcext:value-type="float">
            <text:p>11</text:p>
          </table:table-cell>
          <table:table-cell table:style-name="ce9" table:formula="of:=INDIRECT(CONCATENATE([Stampe.$Y$2];&quot;.&quot;;&quot;Y&quot;;([Stampe.$Y$2]+4+[.$B6])))" office:value-type="float" office:value="9" calcext:value-type="float">
            <text:p>9</text:p>
          </table:table-cell>
          <table:table-cell table:style-name="ce11" table:formula="of:=INDIRECT(CONCATENATE([Stampe.$Y$2];&quot;.&quot;;&quot;Z&quot;;([Stampe.$Y$2]+4+[.$B6])))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6]+1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7" table:formula="of:=INDIRECT(CONCATENATE([Stampe.$Y$2];&quot;.&quot;;&quot;E&quot;;([Stampe.$Y$2]+4+[.$B7])))" office:value-type="float" office:value="10" calcext:value-type="float">
            <text:p>10</text:p>
          </table:table-cell>
          <table:table-cell table:style-name="ce9" table:formula="of:=INDIRECT(CONCATENATE([Stampe.$Y$2];&quot;.&quot;;&quot;F&quot;;([Stampe.$Y$2]+4+[.$B7])))" office:value-type="float" office:value="19" calcext:value-type="float">
            <text:p>19</text:p>
          </table:table-cell>
          <table:table-cell table:style-name="ce9" table:formula="of:=INDIRECT(CONCATENATE([Stampe.$Y$2];&quot;.&quot;;&quot;G&quot;;([Stampe.$Y$2]+4+[.$B7])))" office:value-type="float" office:value="2" calcext:value-type="float">
            <text:p>2</text:p>
          </table:table-cell>
          <table:table-cell table:style-name="ce11" table:formula="of:=INDIRECT(CONCATENATE([Stampe.$Y$2];&quot;.&quot;;&quot;H&quot;;([Stampe.$Y$2]+4+[.$B7])))" office:value-type="float" office:value="3" calcext:value-type="float">
            <text:p>3</text:p>
          </table:table-cell>
          <table:table-cell table:style-name="ce7" table:formula="of:=INDIRECT(CONCATENATE([Stampe.$Y$2];&quot;.&quot;;&quot;K&quot;;([Stampe.$Y$2]+4+[.$B7])))" office:value-type="float" office:value="20" calcext:value-type="float">
            <text:p>20</text:p>
          </table:table-cell>
          <table:table-cell table:style-name="ce9" table:formula="of:=INDIRECT(CONCATENATE([Stampe.$Y$2];&quot;.&quot;;&quot;L&quot;;([Stampe.$Y$2]+4+[.$B7])))" office:value-type="float" office:value="15" calcext:value-type="float">
            <text:p>15</text:p>
          </table:table-cell>
          <table:table-cell table:style-name="ce9" table:formula="of:=INDIRECT(CONCATENATE([Stampe.$Y$2];&quot;.&quot;;&quot;M&quot;;([Stampe.$Y$2]+4+[.$B7])))" office:value-type="float" office:value="1" calcext:value-type="float">
            <text:p>1</text:p>
          </table:table-cell>
          <table:table-cell table:style-name="ce11" table:formula="of:=INDIRECT(CONCATENATE([Stampe.$Y$2];&quot;.&quot;;&quot;N&quot;;([Stampe.$Y$2]+4+[.$B7])))" office:value-type="float" office:value="3" calcext:value-type="float">
            <text:p>3</text:p>
          </table:table-cell>
          <table:table-cell table:style-name="ce7" table:formula="of:=INDIRECT(CONCATENATE([Stampe.$Y$2];&quot;.&quot;;&quot;Q&quot;;([Stampe.$Y$2]+4+[.$B7])))" office:value-type="float" office:value="20" calcext:value-type="float">
            <text:p>20</text:p>
          </table:table-cell>
          <table:table-cell table:style-name="ce9" table:formula="of:=INDIRECT(CONCATENATE([Stampe.$Y$2];&quot;.&quot;;&quot;R&quot;;([Stampe.$Y$2]+4+[.$B7])))" office:value-type="float" office:value="14" calcext:value-type="float">
            <text:p>14</text:p>
          </table:table-cell>
          <table:table-cell table:style-name="ce9" table:formula="of:=INDIRECT(CONCATENATE([Stampe.$Y$2];&quot;.&quot;;&quot;S&quot;;([Stampe.$Y$2]+4+[.$B7])))" office:value-type="float" office:value="13" calcext:value-type="float">
            <text:p>13</text:p>
          </table:table-cell>
          <table:table-cell table:style-name="ce11" table:formula="of:=INDIRECT(CONCATENATE([Stampe.$Y$2];&quot;.&quot;;&quot;T&quot;;([Stampe.$Y$2]+4+[.$B7])))" office:value-type="float" office:value="-1" calcext:value-type="float">
            <text:p>-1</text:p>
          </table:table-cell>
          <table:table-cell table:style-name="ce9" table:formula="of:=INDIRECT(CONCATENATE([Stampe.$Y$2];&quot;.&quot;;&quot;W&quot;;([Stampe.$Y$2]+4+[.$B7])))" office:value-type="float" office:value="23" calcext:value-type="float">
            <text:p>23</text:p>
          </table:table-cell>
          <table:table-cell table:style-name="ce9" table:formula="of:=INDIRECT(CONCATENATE([Stampe.$Y$2];&quot;.&quot;;&quot;X&quot;;([Stampe.$Y$2]+4+[.$B7])))" office:value-type="float" office:value="6" calcext:value-type="float">
            <text:p>6</text:p>
          </table:table-cell>
          <table:table-cell table:style-name="ce9" table:formula="of:=INDIRECT(CONCATENATE([Stampe.$Y$2];&quot;.&quot;;&quot;Y&quot;;([Stampe.$Y$2]+4+[.$B7])))" office:value-type="float" office:value="15" calcext:value-type="float">
            <text:p>15</text:p>
          </table:table-cell>
          <table:table-cell table:style-name="ce11" table:formula="of:=INDIRECT(CONCATENATE([Stampe.$Y$2];&quot;.&quot;;&quot;Z&quot;;([Stampe.$Y$2]+4+[.$B7])))" office:value-type="float" office:value="21" calcext:value-type="float">
            <text:p>21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7]+1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7" table:formula="of:=INDIRECT(CONCATENATE([Stampe.$Y$2];&quot;.&quot;;&quot;E&quot;;([Stampe.$Y$2]+4+[.$B8])))" office:value-type="float" office:value="23" calcext:value-type="float">
            <text:p>23</text:p>
          </table:table-cell>
          <table:table-cell table:style-name="ce9" table:formula="of:=INDIRECT(CONCATENATE([Stampe.$Y$2];&quot;.&quot;;&quot;F&quot;;([Stampe.$Y$2]+4+[.$B8])))" office:value-type="float" office:value="17" calcext:value-type="float">
            <text:p>17</text:p>
          </table:table-cell>
          <table:table-cell table:style-name="ce9" table:formula="of:=INDIRECT(CONCATENATE([Stampe.$Y$2];&quot;.&quot;;&quot;G&quot;;([Stampe.$Y$2]+4+[.$B8])))" office:value-type="float" office:value="20" calcext:value-type="float">
            <text:p>20</text:p>
          </table:table-cell>
          <table:table-cell table:style-name="ce11" table:formula="of:=INDIRECT(CONCATENATE([Stampe.$Y$2];&quot;.&quot;;&quot;H&quot;;([Stampe.$Y$2]+4+[.$B8])))" office:value-type="float" office:value="16" calcext:value-type="float">
            <text:p>16</text:p>
          </table:table-cell>
          <table:table-cell table:style-name="ce7" table:formula="of:=INDIRECT(CONCATENATE([Stampe.$Y$2];&quot;.&quot;;&quot;K&quot;;([Stampe.$Y$2]+4+[.$B8])))" office:value-type="float" office:value="8" calcext:value-type="float">
            <text:p>8</text:p>
          </table:table-cell>
          <table:table-cell table:style-name="ce9" table:formula="of:=INDIRECT(CONCATENATE([Stampe.$Y$2];&quot;.&quot;;&quot;L&quot;;([Stampe.$Y$2]+4+[.$B8])))" office:value-type="float" office:value="19" calcext:value-type="float">
            <text:p>19</text:p>
          </table:table-cell>
          <table:table-cell table:style-name="ce9" table:formula="of:=INDIRECT(CONCATENATE([Stampe.$Y$2];&quot;.&quot;;&quot;M&quot;;([Stampe.$Y$2]+4+[.$B8])))" office:value-type="float" office:value="6" calcext:value-type="float">
            <text:p>6</text:p>
          </table:table-cell>
          <table:table-cell table:style-name="ce11" table:formula="of:=INDIRECT(CONCATENATE([Stampe.$Y$2];&quot;.&quot;;&quot;N&quot;;([Stampe.$Y$2]+4+[.$B8])))" office:value-type="float" office:value="14" calcext:value-type="float">
            <text:p>14</text:p>
          </table:table-cell>
          <table:table-cell table:style-name="ce7" table:formula="of:=INDIRECT(CONCATENATE([Stampe.$Y$2];&quot;.&quot;;&quot;Q&quot;;([Stampe.$Y$2]+4+[.$B8])))" office:value-type="float" office:value="1" calcext:value-type="float">
            <text:p>1</text:p>
          </table:table-cell>
          <table:table-cell table:style-name="ce9" table:formula="of:=INDIRECT(CONCATENATE([Stampe.$Y$2];&quot;.&quot;;&quot;R&quot;;([Stampe.$Y$2]+4+[.$B8])))" office:value-type="float" office:value="23" calcext:value-type="float">
            <text:p>23</text:p>
          </table:table-cell>
          <table:table-cell table:style-name="ce9" table:formula="of:=INDIRECT(CONCATENATE([Stampe.$Y$2];&quot;.&quot;;&quot;S&quot;;([Stampe.$Y$2]+4+[.$B8])))" office:value-type="float" office:value="18" calcext:value-type="float">
            <text:p>18</text:p>
          </table:table-cell>
          <table:table-cell table:style-name="ce11" table:formula="of:=INDIRECT(CONCATENATE([Stampe.$Y$2];&quot;.&quot;;&quot;T&quot;;([Stampe.$Y$2]+4+[.$B8])))" office:value-type="float" office:value="5" calcext:value-type="float">
            <text:p>5</text:p>
          </table:table-cell>
          <table:table-cell table:style-name="ce9" table:formula="of:=INDIRECT(CONCATENATE([Stampe.$Y$2];&quot;.&quot;;&quot;W&quot;;([Stampe.$Y$2]+4+[.$B8])))" office:value-type="float" office:value="10" calcext:value-type="float">
            <text:p>10</text:p>
          </table:table-cell>
          <table:table-cell table:style-name="ce9" table:formula="of:=INDIRECT(CONCATENATE([Stampe.$Y$2];&quot;.&quot;;&quot;X&quot;;([Stampe.$Y$2]+4+[.$B8])))" office:value-type="float" office:value="12" calcext:value-type="float">
            <text:p>12</text:p>
          </table:table-cell>
          <table:table-cell table:style-name="ce9" table:formula="of:=INDIRECT(CONCATENATE([Stampe.$Y$2];&quot;.&quot;;&quot;Y&quot;;([Stampe.$Y$2]+4+[.$B8])))" office:value-type="float" office:value="16" calcext:value-type="float">
            <text:p>16</text:p>
          </table:table-cell>
          <table:table-cell table:style-name="ce11" table:formula="of:=INDIRECT(CONCATENATE([Stampe.$Y$2];&quot;.&quot;;&quot;Z&quot;;([Stampe.$Y$2]+4+[.$B8])))" office:value-type="float" office:value="22" calcext:value-type="float">
            <text:p>22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8]+1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7" table:formula="of:=INDIRECT(CONCATENATE([Stampe.$Y$2];&quot;.&quot;;&quot;E&quot;;([Stampe.$Y$2]+4+[.$B9])))" office:value-type="float" office:value="15" calcext:value-type="float">
            <text:p>15</text:p>
          </table:table-cell>
          <table:table-cell table:style-name="ce9" table:formula="of:=INDIRECT(CONCATENATE([Stampe.$Y$2];&quot;.&quot;;&quot;F&quot;;([Stampe.$Y$2]+4+[.$B9])))" office:value-type="float" office:value="9" calcext:value-type="float">
            <text:p>9</text:p>
          </table:table-cell>
          <table:table-cell table:style-name="ce9" table:formula="of:=INDIRECT(CONCATENATE([Stampe.$Y$2];&quot;.&quot;;&quot;G&quot;;([Stampe.$Y$2]+4+[.$B9])))" office:value-type="float" office:value="4" calcext:value-type="float">
            <text:p>4</text:p>
          </table:table-cell>
          <table:table-cell table:style-name="ce11" table:formula="of:=INDIRECT(CONCATENATE([Stampe.$Y$2];&quot;.&quot;;&quot;H&quot;;([Stampe.$Y$2]+4+[.$B9])))" office:value-type="float" office:value="5" calcext:value-type="float">
            <text:p>5</text:p>
          </table:table-cell>
          <table:table-cell table:style-name="ce7" table:formula="of:=INDIRECT(CONCATENATE([Stampe.$Y$2];&quot;.&quot;;&quot;K&quot;;([Stampe.$Y$2]+4+[.$B9])))" office:value-type="float" office:value="12" calcext:value-type="float">
            <text:p>12</text:p>
          </table:table-cell>
          <table:table-cell table:style-name="ce9" table:formula="of:=INDIRECT(CONCATENATE([Stampe.$Y$2];&quot;.&quot;;&quot;L&quot;;([Stampe.$Y$2]+4+[.$B9])))" office:value-type="float" office:value="7" calcext:value-type="float">
            <text:p>7</text:p>
          </table:table-cell>
          <table:table-cell table:style-name="ce9" table:formula="of:=INDIRECT(CONCATENATE([Stampe.$Y$2];&quot;.&quot;;&quot;M&quot;;([Stampe.$Y$2]+4+[.$B9])))" office:value-type="float" office:value="23" calcext:value-type="float">
            <text:p>23</text:p>
          </table:table-cell>
          <table:table-cell table:style-name="ce11" table:formula="of:=INDIRECT(CONCATENATE([Stampe.$Y$2];&quot;.&quot;;&quot;N&quot;;([Stampe.$Y$2]+4+[.$B9])))" office:value-type="float" office:value="9" calcext:value-type="float">
            <text:p>9</text:p>
          </table:table-cell>
          <table:table-cell table:style-name="ce7" table:formula="of:=INDIRECT(CONCATENATE([Stampe.$Y$2];&quot;.&quot;;&quot;Q&quot;;([Stampe.$Y$2]+4+[.$B9])))" office:value-type="float" office:value="6" calcext:value-type="float">
            <text:p>6</text:p>
          </table:table-cell>
          <table:table-cell table:style-name="ce9" table:formula="of:=INDIRECT(CONCATENATE([Stampe.$Y$2];&quot;.&quot;;&quot;R&quot;;([Stampe.$Y$2]+4+[.$B9])))" office:value-type="float" office:value="4" calcext:value-type="float">
            <text:p>4</text:p>
          </table:table-cell>
          <table:table-cell table:style-name="ce9" table:formula="of:=INDIRECT(CONCATENATE([Stampe.$Y$2];&quot;.&quot;;&quot;S&quot;;([Stampe.$Y$2]+4+[.$B9])))" office:value-type="float" office:value="3" calcext:value-type="float">
            <text:p>3</text:p>
          </table:table-cell>
          <table:table-cell table:style-name="ce11" table:formula="of:=INDIRECT(CONCATENATE([Stampe.$Y$2];&quot;.&quot;;&quot;T&quot;;([Stampe.$Y$2]+4+[.$B9])))" office:value-type="float" office:value="12" calcext:value-type="float">
            <text:p>12</text:p>
          </table:table-cell>
          <table:table-cell table:style-name="ce9" table:formula="of:=INDIRECT(CONCATENATE([Stampe.$Y$2];&quot;.&quot;;&quot;W&quot;;([Stampe.$Y$2]+4+[.$B9])))" office:value-type="float" office:value="2" calcext:value-type="float">
            <text:p>2</text:p>
          </table:table-cell>
          <table:table-cell table:style-name="ce9" table:formula="of:=INDIRECT(CONCATENATE([Stampe.$Y$2];&quot;.&quot;;&quot;X&quot;;([Stampe.$Y$2]+4+[.$B9])))" office:value-type="float" office:value="4" calcext:value-type="float">
            <text:p>4</text:p>
          </table:table-cell>
          <table:table-cell table:style-name="ce9" table:formula="of:=INDIRECT(CONCATENATE([Stampe.$Y$2];&quot;.&quot;;&quot;Y&quot;;([Stampe.$Y$2]+4+[.$B9])))" office:value-type="float" office:value="14" calcext:value-type="float">
            <text:p>14</text:p>
          </table:table-cell>
          <table:table-cell table:style-name="ce11" table:formula="of:=INDIRECT(CONCATENATE([Stampe.$Y$2];&quot;.&quot;;&quot;Z&quot;;([Stampe.$Y$2]+4+[.$B9]))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9]+1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7" table:formula="of:=INDIRECT(CONCATENATE([Stampe.$Y$2];&quot;.&quot;;&quot;E&quot;;([Stampe.$Y$2]+4+[.$B10])))" office:value-type="float" office:value="6" calcext:value-type="float">
            <text:p>6</text:p>
          </table:table-cell>
          <table:table-cell table:style-name="ce9" table:formula="of:=INDIRECT(CONCATENATE([Stampe.$Y$2];&quot;.&quot;;&quot;F&quot;;([Stampe.$Y$2]+4+[.$B10])))" office:value-type="float" office:value="11" calcext:value-type="float">
            <text:p>11</text:p>
          </table:table-cell>
          <table:table-cell table:style-name="ce9" table:formula="of:=INDIRECT(CONCATENATE([Stampe.$Y$2];&quot;.&quot;;&quot;G&quot;;([Stampe.$Y$2]+4+[.$B10])))" office:value-type="float" office:value="1" calcext:value-type="float">
            <text:p>1</text:p>
          </table:table-cell>
          <table:table-cell table:style-name="ce11" table:formula="of:=INDIRECT(CONCATENATE([Stampe.$Y$2];&quot;.&quot;;&quot;H&quot;;([Stampe.$Y$2]+4+[.$B10])))" office:value-type="float" office:value="13" calcext:value-type="float">
            <text:p>13</text:p>
          </table:table-cell>
          <table:table-cell table:style-name="ce7" table:formula="of:=INDIRECT(CONCATENATE([Stampe.$Y$2];&quot;.&quot;;&quot;K&quot;;([Stampe.$Y$2]+4+[.$B10])))" office:value-type="float" office:value="-1" calcext:value-type="float">
            <text:p>-1</text:p>
          </table:table-cell>
          <table:table-cell table:style-name="ce9" table:formula="of:=INDIRECT(CONCATENATE([Stampe.$Y$2];&quot;.&quot;;&quot;L&quot;;([Stampe.$Y$2]+4+[.$B10])))" office:value-type="float" office:value="11" calcext:value-type="float">
            <text:p>11</text:p>
          </table:table-cell>
          <table:table-cell table:style-name="ce9" table:formula="of:=INDIRECT(CONCATENATE([Stampe.$Y$2];&quot;.&quot;;&quot;M&quot;;([Stampe.$Y$2]+4+[.$B10])))" office:value-type="float" office:value="2" calcext:value-type="float">
            <text:p>2</text:p>
          </table:table-cell>
          <table:table-cell table:style-name="ce11" table:formula="of:=INDIRECT(CONCATENATE([Stampe.$Y$2];&quot;.&quot;;&quot;N&quot;;([Stampe.$Y$2]+4+[.$B10])))" office:value-type="float" office:value="22" calcext:value-type="float">
            <text:p>22</text:p>
          </table:table-cell>
          <table:table-cell table:style-name="ce7" table:formula="of:=INDIRECT(CONCATENATE([Stampe.$Y$2];&quot;.&quot;;&quot;Q&quot;;([Stampe.$Y$2]+4+[.$B10])))" office:value-type="float" office:value="21" calcext:value-type="float">
            <text:p>21</text:p>
          </table:table-cell>
          <table:table-cell table:style-name="ce9" table:formula="of:=INDIRECT(CONCATENATE([Stampe.$Y$2];&quot;.&quot;;&quot;R&quot;;([Stampe.$Y$2]+4+[.$B10])))" office:value-type="float" office:value="16" calcext:value-type="float">
            <text:p>16</text:p>
          </table:table-cell>
          <table:table-cell table:style-name="ce9" table:formula="of:=INDIRECT(CONCATENATE([Stampe.$Y$2];&quot;.&quot;;&quot;S&quot;;([Stampe.$Y$2]+4+[.$B10])))" office:value-type="float" office:value="9" calcext:value-type="float">
            <text:p>9</text:p>
          </table:table-cell>
          <table:table-cell table:style-name="ce11" table:formula="of:=INDIRECT(CONCATENATE([Stampe.$Y$2];&quot;.&quot;;&quot;T&quot;;([Stampe.$Y$2]+4+[.$B10])))" office:value-type="float" office:value="2" calcext:value-type="float">
            <text:p>2</text:p>
          </table:table-cell>
          <table:table-cell table:style-name="ce9" table:formula="of:=INDIRECT(CONCATENATE([Stampe.$Y$2];&quot;.&quot;;&quot;W&quot;;([Stampe.$Y$2]+4+[.$B10])))" office:value-type="float" office:value="-1" calcext:value-type="float">
            <text:p>-1</text:p>
          </table:table-cell>
          <table:table-cell table:style-name="ce9" table:formula="of:=INDIRECT(CONCATENATE([Stampe.$Y$2];&quot;.&quot;;&quot;X&quot;;([Stampe.$Y$2]+4+[.$B10])))" office:value-type="float" office:value="5" calcext:value-type="float">
            <text:p>5</text:p>
          </table:table-cell>
          <table:table-cell table:style-name="ce9" table:formula="of:=INDIRECT(CONCATENATE([Stampe.$Y$2];&quot;.&quot;;&quot;Y&quot;;([Stampe.$Y$2]+4+[.$B10])))" office:value-type="float" office:value="19" calcext:value-type="float">
            <text:p>19</text:p>
          </table:table-cell>
          <table:table-cell table:style-name="ce11" table:formula="of:=INDIRECT(CONCATENATE([Stampe.$Y$2];&quot;.&quot;;&quot;Z&quot;;([Stampe.$Y$2]+4+[.$B10])))" office:value-type="float" office:value="7" calcext:value-type="float">
            <text:p>7</text:p>
          </table:table-cell>
          <table:table-cell table:number-columns-repeated="2"/>
        </table:table-row>
        <table:table-row table:style-name="ro5" table:visibility="collapse">
          <table:table-cell/>
          <table:table-cell table:style-name="ce4" table:formula="of:=[.B10]+1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7" table:formula="of:=INDIRECT(CONCATENATE([Stampe.$Y$2];&quot;.&quot;;&quot;E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1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1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1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1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1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1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1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 table:visibility="collapse">
          <table:table-cell/>
          <table:table-cell table:style-name="ce4" table:formula="of:=[.B11]+1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7" table:formula="of:=INDIRECT(CONCATENATE([Stampe.$Y$2];&quot;.&quot;;&quot;E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2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2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2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2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2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2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2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 table:visibility="collapse">
          <table:table-cell/>
          <table:table-cell table:style-name="ce4" table:formula="of:=[.B12]+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7" table:formula="of:=INDIRECT(CONCATENATE([Stampe.$Y$2];&quot;.&quot;;&quot;E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3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3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3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3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3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3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3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 table:visibility="collapse">
          <table:table-cell/>
          <table:table-cell table:style-name="ce4" table:formula="of:=[.B13]+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7" table:formula="of:=INDIRECT(CONCATENATE([Stampe.$Y$2];&quot;.&quot;;&quot;E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4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4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4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4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4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4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4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 table:visibility="collapse">
          <table:table-cell/>
          <table:table-cell table:style-name="ce4" table:formula="of:=[.B14]+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7" table:formula="of:=INDIRECT(CONCATENATE([Stampe.$Y$2];&quot;.&quot;;&quot;E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5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5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5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5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5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5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5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 table:visibility="collapse">
          <table:table-cell/>
          <table:table-cell table:style-name="ce4" table:formula="of:=[.B15]+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7" table:formula="of:=INDIRECT(CONCATENATE([Stampe.$Y$2];&quot;.&quot;;&quot;E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6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6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6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6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6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6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6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2" table:number-rows-repeated="26">
          <table:table-cell table:number-columns-repeated="21"/>
        </table:table-row>
        <table:table-row table:style-name="ro2" table:number-rows-repeated="1048503">
          <table:table-cell table:number-columns-repeated="21"/>
        </table:table-row>
        <table:table-row table:style-name="ro6" table:number-rows-repeated="30">
          <table:table-cell table:number-columns-repeated="21"/>
        </table:table-row>
        <table:table-row table:style-name="ro6">
          <table:table-cell table:number-columns-repeated="21"/>
        </table:table-row>
        <calcext:conditional-formats>
          <calcext:conditional-format calcext:target-range-address="Formazioni.D5:Formazioni.S16">
            <calcext:condition calcext:apply-style-name="Untitled2" calcext:value="=-1" calcext:base-cell-address="Formazioni.D5"/>
          </calcext:conditional-format>
        </calcext:conditional-formats>
      </table:table>
      <table:table table:name="Stampe" table:style-name="ta1">
        <table:table-column table:style-name="co7" table:number-columns-repeated="8" table:default-cell-style-name="ce26"/>
        <table:table-column table:style-name="co8" table:number-columns-repeated="2" table:default-cell-style-name="ce68"/>
        <table:table-column table:style-name="co7" table:number-columns-repeated="1012" table:default-cell-style-name="ce68"/>
        <table:table-column table:style-name="co7" table:number-columns-repeated="2" table:default-cell-style-name="Default"/>
        <table:table-row table:style-name="ro7">
          <table:table-cell table:style-name="ce14" office:value-type="float" office:value="1" calcext:value-type="float" table:number-columns-spanned="3" table:number-rows-spanned="3">
            <text:p>1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office:value-type="float" office:value="2" calcext:value-type="float" table:number-columns-spanned="3" table:number-rows-spanned="3">
            <text:p>2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/>
          <table:table-cell table:style-name="ce75" office:value-type="string" calcext:value-type="string" table:number-columns-spanned="4" table:number-rows-spanned="1">
            <text:p>N GIOCATORI</text:p>
          </table:table-cell>
          <table:covered-table-cell table:number-columns-repeated="3" table:style-name="ce76"/>
          <table:table-cell table:style-name="ce75" office:value-type="float" office:value="23" calcext:value-type="float">
            <text:p>23</text:p>
          </table:table-cell>
          <table:table-cell table:number-columns-repeated="999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style-name="Default"/>
          <table:table-cell/>
          <table:table-cell table:style-name="Default"/>
          <table:table-cell table:style-name="ce77" table:number-columns-repeated="3"/>
          <table:table-cell table:number-columns-repeated="999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]);IF(([.A1]+2)&lt;=[.$Y$2];[.A1]+2;&quot;-&quot;); &quot; - &quot;)" office:value-type="float" office:value="3" calcext:value-type="float" table:number-columns-spanned="3" table:number-rows-spanned="3">
            <text:p>3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7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]);IF(([.K1]+2)&lt;=[.$Y$2];[.K1]+2;&quot;-&quot;); &quot; - &quot;)" office:value-type="float" office:value="4" calcext:value-type="float" table:number-columns-spanned="3" table:number-rows-spanned="3">
            <text:p>4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7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7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7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7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7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7]);IF(([.A17]+2)&lt;=[.$Y$2];[.A17]+2;&quot;-&quot;); &quot; - &quot;)" office:value-type="float" office:value="5" calcext:value-type="float" table:number-columns-spanned="3" table:number-rows-spanned="3">
            <text:p>5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3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7]);IF(([.K17]+2)&lt;=[.$Y$2];[.K17]+2;&quot;-&quot;); &quot; - &quot;)" office:value-type="float" office:value="6" calcext:value-type="float" table:number-columns-spanned="3" table:number-rows-spanned="3">
            <text:p>6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3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3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3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3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3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3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3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3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3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3]);IF(([.A33]+2)&lt;=[.$Y$2];[.A33]+2;&quot;-&quot;); &quot; - &quot;)" office:value-type="float" office:value="7" calcext:value-type="float" table:number-columns-spanned="3" table:number-rows-spanned="3">
            <text:p>7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49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3]);IF(([.K33]+2)&lt;=[.$Y$2];[.K33]+2;&quot;-&quot;); &quot; - &quot;)" office:value-type="float" office:value="8" calcext:value-type="float" table:number-columns-spanned="3" table:number-rows-spanned="3">
            <text:p>8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49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49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49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49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49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49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49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49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49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49]);IF(([.A49]+2)&lt;=[.$Y$2];[.A49]+2;&quot;-&quot;); &quot; - &quot;)" office:value-type="float" office:value="9" calcext:value-type="float" table:number-columns-spanned="3" table:number-rows-spanned="2">
            <text:p>9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65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49]);IF(([.K49]+2)&lt;=[.$Y$2];[.K49]+2;&quot;-&quot;); &quot; - &quot;)" office:value-type="float" office:value="10" calcext:value-type="float" table:number-columns-spanned="3" table:number-rows-spanned="2">
            <text:p>10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65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65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65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65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65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65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65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65]);IF(([.A65]+2)&lt;=[.$Y$2];[.A65]+2;&quot;-&quot;); &quot; - &quot;)" office:value-type="float" office:value="11" calcext:value-type="float" table:number-columns-spanned="3" table:number-rows-spanned="3">
            <text:p>11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77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65]);IF(([.K65]+2)&lt;=[.$Y$2];[.K65]+2;&quot;-&quot;); &quot; - &quot;)" office:value-type="float" office:value="12" calcext:value-type="float" table:number-columns-spanned="3" table:number-rows-spanned="3">
            <text:p>12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77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77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77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77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7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77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7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77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77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77]);IF(([.A77]+2)&lt;=[.$Y$2];[.A77]+2;&quot;-&quot;); &quot; - &quot;)" office:value-type="float" office:value="13" calcext:value-type="float" table:number-columns-spanned="3" table:number-rows-spanned="3">
            <text:p>13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93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77]);IF(([.K77]+2)&lt;=[.$Y$2];[.K77]+2;&quot;-&quot;); &quot; - &quot;)" office:value-type="float" office:value="14" calcext:value-type="float" table:number-columns-spanned="3" table:number-rows-spanned="3">
            <text:p>14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93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93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93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93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93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93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93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93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93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93]);IF(([.A93]+2)&lt;=[.$Y$2];[.A93]+2;&quot;-&quot;); &quot; - &quot;)" office:value-type="float" office:value="15" calcext:value-type="float" table:number-columns-spanned="3" table:number-rows-spanned="3">
            <text:p>15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09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93]);IF(([.K93]+2)&lt;=[.$Y$2];[.K93]+2;&quot;-&quot;); &quot; - &quot;)" office:value-type="float" office:value="16" calcext:value-type="float" table:number-columns-spanned="3" table:number-rows-spanned="3">
            <text:p>16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09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09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09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09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09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09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09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09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09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09]);IF(([.A109]+2)&lt;=[.$Y$2];[.A109]+2;&quot;-&quot;); &quot; - &quot;)" office:value-type="float" office:value="17" calcext:value-type="float" table:number-columns-spanned="3" table:number-rows-spanned="3">
            <text:p>17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25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09]);IF(([.K109]+2)&lt;=[.$Y$2];[.K109]+2;&quot;-&quot;); &quot; - &quot;)" office:value-type="float" office:value="18" calcext:value-type="float" table:number-columns-spanned="3" table:number-rows-spanned="3">
            <text:p>18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25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25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25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25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25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25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25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25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25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25]);IF(([.A125]+2)&lt;=[.$Y$2];[.A125]+2;&quot;-&quot;); &quot; - &quot;)" office:value-type="float" office:value="19" calcext:value-type="float" table:number-columns-spanned="3" table:number-rows-spanned="3">
            <text:p>19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41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25]);IF(([.K125]+2)&lt;=[.$Y$2];[.K125]+2;&quot;-&quot;); &quot; - &quot;)" office:value-type="float" office:value="20" calcext:value-type="float" table:number-columns-spanned="3" table:number-rows-spanned="3">
            <text:p>20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41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41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41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41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41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41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41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41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41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41]);IF(([.A141]+2)&lt;=[.$Y$2];[.A141]+2;&quot;-&quot;); &quot; - &quot;)" office:value-type="float" office:value="21" calcext:value-type="float" table:number-columns-spanned="3" table:number-rows-spanned="3">
            <text:p>21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57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41]);IF(([.K141]+2)&lt;=[.$Y$2];[.K141]+2;&quot;-&quot;); &quot; - &quot;)" office:value-type="float" office:value="22" calcext:value-type="float" table:number-columns-spanned="3" table:number-rows-spanned="3">
            <text:p>22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57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57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57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57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57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57]+2)))" office:value-type="float" office:value="6" calcext:value-type="float">
            <text:p>6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57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57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57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57]);IF(([.A157]+2)&lt;=[.$Y$2];[.A157]+2;&quot;-&quot;); &quot; - &quot;)" office:value-type="float" office:value="23" calcext:value-type="float" table:number-columns-spanned="3" table:number-rows-spanned="3">
            <text:p>23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73]+2))); &quot; Giocatori&quot; )" office:value-type="string" office:string-value="23 Giocatori" calcext:value-type="string" table:number-columns-spanned="2" table:number-rows-spanned="1">
            <text:p>23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57]);IF(([.K157]+2)&lt;=[.$Y$2];[.K157]+2;&quot;-&quot;); &quot; - &quot;)" office:value-type="string" office:string-value="-" calcext:value-type="string" table:number-columns-spanned="3" table:number-rows-spanned="3">
            <text:p>-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7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7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73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7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73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7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73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7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73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73]);IF(([.A173]+2)&lt;=[.$Y$2];[.A173]+2;&quot;-&quot;); &quot; - &quot;)" office:value-type="string" office:string-value="-" calcext:value-type="string" table:number-columns-spanned="3" table:number-rows-spanned="3">
            <text:p>-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8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73]);IF(([.K173]+2)&lt;=[.$Y$2];[.K17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8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89]);IF(([.A189]+2)&lt;=[.$Y$2];[.A18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0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89]);IF(([.K189]+2)&lt;=[.$Y$2];[.K18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0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05]);IF(([.A205]+2)&lt;=[.$Y$2];[.A20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2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05]);IF(([.K205]+2)&lt;=[.$Y$2];[.K20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2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21]);IF(([.A221]+2)&lt;=[.$Y$2];[.A22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3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21]);IF(([.K221]+2)&lt;=[.$Y$2];[.K22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3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37]);IF(([.A237]+2)&lt;=[.$Y$2];[.A23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5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37]);IF(([.K237]+2)&lt;=[.$Y$2];[.K23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5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53]);IF(([.A253]+2)&lt;=[.$Y$2];[.A25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6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53]);IF(([.K253]+2)&lt;=[.$Y$2];[.K25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6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69]);IF(([.A269]+2)&lt;=[.$Y$2];[.A26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8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69]);IF(([.K269]+2)&lt;=[.$Y$2];[.K26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8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8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8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8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8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8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8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8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8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85]);IF(([.A285]+2)&lt;=[.$Y$2];[.A28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0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85]);IF(([.K285]+2)&lt;=[.$Y$2];[.K28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0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0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0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0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0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0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0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0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0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01]);IF(([.A301]+2)&lt;=[.$Y$2];[.A30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1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01]);IF(([.K301]+2)&lt;=[.$Y$2];[.K30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1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1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1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1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1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1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1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1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1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17]);IF(([.A317]+2)&lt;=[.$Y$2];[.A31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3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17]);IF(([.K317]+2)&lt;=[.$Y$2];[.K31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3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3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3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3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3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3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3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3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3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33]);IF(([.A333]+2)&lt;=[.$Y$2];[.A33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4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33]);IF(([.K333]+2)&lt;=[.$Y$2];[.K33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4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4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4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4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4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4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4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4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4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49]);IF(([.A349]+2)&lt;=[.$Y$2];[.A34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6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49]);IF(([.K349]+2)&lt;=[.$Y$2];[.K34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6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6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6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6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6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6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6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6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6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18" table:number-rows-repeated="104819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16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 table:number-rows-repeated="104854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19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1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2</text:p>
          </table:table-cell>
          <table:table-cell table:style-name="ce12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 table:number-rows-repeated="5">
          <table:table-cell table:number-columns-repeated="26"/>
        </table:table-row>
        <table:table-row table:style-name="ro18">
          <table:table-cell table:number-columns-repeated="26"/>
        </table:table-row>
      </table:table>
      <table:table table:name="20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 table:number-rows-repeated="104853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3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1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2</text:p>
          </table:table-cell>
          <table:table-cell table:style-name="ce12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</table:table>
      <table:table table:name="2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20" table:number-columns-repeated="2" table:default-cell-style-name="ce78"/>
        <table:table-column table:style-name="co19" table:number-columns-repeated="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9" table:number-columns-repeated="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9" table:number-columns-repeated="4" table:default-cell-style-name="Default"/>
        <table:table-column table:style-name="co5" table:number-columns-repeated="998" table:default-cell-style-name="Default"/>
        <table:table-row table:style-name="ro18">
          <table:table-cell table:style-name="ce78" office:value-type="string" calcext:value-type="string">
            <text:p>TOT</text:p>
          </table:table-cell>
          <table:table-cell table:style-name="ce78"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1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78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78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78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78"/>
          <table:table-cell table:number-columns-repeated="998"/>
        </table:table-row>
        <table:table-row table:style-name="ro18">
          <table:table-cell table:style-name="ce78" office:value-type="string" calcext:value-type="string">
            <text:p>Giocatori</text:p>
          </table:table-cell>
          <table:table-cell table:style-name="ce78" office:value-type="string" calcext:value-type="string">
            <text:p>Giocatore </text:p>
          </table:table-cell>
          <table:covered-table-cell table:number-columns-repeated="2"/>
          <table:table-cell table:style-name="ce78" office:value-type="float" office:value="1.1" calcext:value-type="float">
            <text:p>1.1</text:p>
          </table:table-cell>
          <table:table-cell table:style-name="ce78" office:value-type="float" office:value="1.2" calcext:value-type="float">
            <text:p>1.2</text:p>
          </table:table-cell>
          <table:table-cell table:style-name="ce78" office:value-type="float" office:value="1.3" calcext:value-type="float">
            <text:p>1.3</text:p>
          </table:table-cell>
          <table:table-cell table:style-name="ce78" office:value-type="float" office:value="1.4" calcext:value-type="float">
            <text:p>1.4</text:p>
          </table:table-cell>
          <table:covered-table-cell table:number-columns-repeated="2"/>
          <table:table-cell table:style-name="ce78" office:value-type="float" office:value="2.1" calcext:value-type="float">
            <text:p>2.1</text:p>
          </table:table-cell>
          <table:table-cell table:style-name="ce78" office:value-type="float" office:value="2.2" calcext:value-type="float">
            <text:p>2.2</text:p>
          </table:table-cell>
          <table:table-cell table:style-name="ce78" office:value-type="float" office:value="2.3" calcext:value-type="float">
            <text:p>2.3</text:p>
          </table:table-cell>
          <table:table-cell table:style-name="ce78" office:value-type="float" office:value="2.4" calcext:value-type="float">
            <text:p>2.4</text:p>
          </table:table-cell>
          <table:covered-table-cell table:number-columns-repeated="2"/>
          <table:table-cell table:style-name="ce78" office:value-type="float" office:value="3.1" calcext:value-type="float">
            <text:p>3.1</text:p>
          </table:table-cell>
          <table:table-cell table:style-name="ce78" office:value-type="float" office:value="3.2" calcext:value-type="float">
            <text:p>3.2</text:p>
          </table:table-cell>
          <table:table-cell table:style-name="ce78" office:value-type="float" office:value="3.3" calcext:value-type="float">
            <text:p>3.3</text:p>
          </table:table-cell>
          <table:table-cell table:style-name="ce78" office:value-type="float" office:value="3.4" calcext:value-type="float">
            <text:p>3.4</text:p>
          </table:table-cell>
          <table:covered-table-cell table:number-columns-repeated="2"/>
          <table:table-cell table:style-name="ce78" office:value-type="float" office:value="4.1" calcext:value-type="float">
            <text:p>4.1</text:p>
          </table:table-cell>
          <table:table-cell table:style-name="ce78" office:value-type="float" office:value="4.2" calcext:value-type="float">
            <text:p>4.2</text:p>
          </table:table-cell>
          <table:table-cell table:style-name="ce78" office:value-type="float" office:value="4.3" calcext:value-type="float">
            <text:p>4.3</text:p>
          </table:table-cell>
          <table:table-cell table:style-name="ce78"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4" calcext:value-type="float">
            <text:p>1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3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18">
          <table:table-cell table:number-columns-repeated="2" table:style-name="ce78" office:value-type="float" office:value="24" calcext:value-type="float">
            <text:p>2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 table:number-rows-repeated="1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8" table:number-rows-repeated="104852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7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3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8" table:style-name="ta1"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20" table:number-columns-repeated="2" table:default-cell-style-name="ce78"/>
        <table:table-column table:style-name="co19" table:number-columns-repeated="4" table:default-cell-style-name="ce78"/>
        <table:table-column table:style-name="co17" table:default-cell-style-name="ce78"/>
        <table:table-column table:style-name="co12" table:default-cell-style-name="ce78"/>
        <table:table-column table:style-name="co19" table:number-columns-repeated="4" table:default-cell-style-name="ce78"/>
        <table:table-column table:style-name="co17" table:default-cell-style-name="ce78"/>
        <table:table-column table:style-name="co12" table:default-cell-style-name="ce78"/>
        <table:table-column table:style-name="co19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31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32" table:style-name="ta1"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20" table:number-columns-repeated="2" table:default-cell-style-name="ce78"/>
        <table:table-column table:style-name="co19" table:number-columns-repeated="4" table:default-cell-style-name="ce78"/>
        <table:table-column table:style-name="co17" table:default-cell-style-name="ce78"/>
        <table:table-column table:style-name="co12" table:default-cell-style-name="ce78"/>
        <table:table-column table:style-name="co19" table:number-columns-repeated="4" table:default-cell-style-name="ce78"/>
        <table:table-column table:style-name="co17" table:default-cell-style-name="ce78"/>
        <table:table-column table:style-name="co12" table:default-cell-style-name="ce78"/>
        <table:table-column table:style-name="co19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2</text:p>
          </table:table-cell>
          <table:table-cell table:style-name="ce12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</table:table>
      <table:table table:name="35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2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36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Default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1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2</text:p>
          </table:table-cell>
          <table:table-cell table:style-name="ce12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ce78" table:number-columns-repeated="998"/>
        </table:table-row>
      </table:table>
      <table:table table:name="39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2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0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 table:number-rows-repeated="104851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3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1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4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 table:number-rows-repeated="104851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7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 table:number-rows-repeated="104851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8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 table:number-rows-repeated="104851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rova di stampa" table:style-name="ta1">
        <table:table-column table:style-name="co5" table:number-columns-repeated="3" table:default-cell-style-name="Default"/>
        <table:table-column table:style-name="co5" table:default-cell-style-name="ce88"/>
        <table:table-column table:style-name="co5" table:default-cell-style-name="Default"/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Informazioni</text:p>
          </table:table-cell>
          <table:table-cell table:number-columns-repeated="2"/>
          <table:table-cell table:style-name="Default"/>
          <table:table-cell/>
        </table:table-row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Numero massimo di giocatori</text:p>
          </table:table-cell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iocatori </text:p>
          </table:table-cell>
        </table:table-row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Tavoli da produr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6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6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6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6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6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6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6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</table:table>
      <table:named-expressions>
        <table:named-range table:name="HTML_1" table:base-cell-address="$Stampe.$A$1" table:cell-range-address=".$A$1:.$H$17"/>
        <table:named-range table:name="HTML_all" table:base-cell-address="$Stampe.$A$1" table:cell-range-address=".$A$1:.$H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fo:page-width="595.3pt" fo:page-height="841.89pt" style:num-format="1" style:print-orientation="portrait" fo:margin-top="33.11pt" fo:margin-bottom="23.56pt" fo:margin-left="21.6pt" fo:margin-right="21.6pt" style:shadow="none" fo:background-color="transparent" style:scale-to="10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21:40:36.916121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7T21:57:27.510508326</dc:date>
    <meta:editing-duration>PT12H3M40S</meta:editing-duration>
    <meta:editing-cycles>181</meta:editing-cycles>
    <meta:print-date>2017-07-27T21:48:19.286576998</meta:print-date>
    <meta:document-statistic meta:table-count="20" meta:cell-count="22554" meta:object-count="0"/>
  </office:meta>
</office:document-meta>
</file>